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ptionalOutImpl.InOptionalOutImpl( Exchange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OptionalOutImpl.InOptionalOu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OptionalOutImpl.InOptionalOutImpl( InOptionalOutImpl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OptionalOutImpl.InOptionalOutImpl( String 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OptionalOutImpl.readExternal( ObjectInput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8">
            <text:p text:style-name="Table_20_Contents">68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